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14.203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Ran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elementCompareTo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elementCompareTo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elementCompareTo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elementCompareTo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return x <text:s/>→ <text:s/>return 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elementCompareTo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return x <text:s/>→ <text:s/>return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 style:data-style-name="N2" text:time-value="17:02:47.9656810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17:02:58.571601449</dc:date>
    <meta:editing-duration>PT53S</meta:editing-duration>
    <meta:editing-cycles>2</meta:editing-cycles>
    <meta:generator>LibreOffice/24.2.7.2$Linux_X86_64 LibreOffice_project/420$Build-2</meta:generator>
    <meta:document-statistic meta:table-count="1" meta:cell-count="48" meta:object-count="0"/>
  </office:meta>
</office:document-meta>
</file>